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02in" fo:margin-right="0in" fo:text-indent="-0.2811in" style:auto-text-indent="false"/>
    </style:style>
    <style:style style:name="P2" style:family="paragraph" style:parent-style-name="Standard">
      <style:paragraph-properties fo:padding="0.0291in" fo:border-left="none" fo:border-right="none" fo:border-top="none" fo:border-bottom="0.0008in solid #000000" style:join-border="false"/>
    </style:style>
    <style:style style:name="P3" style:family="paragraph" style:parent-style-name="Standard">
      <style:paragraph-properties fo:margin-left="0.0209in" fo:margin-right="0in" fo:text-indent="0in" style:auto-text-indent="false"/>
    </style:style>
    <style:style style:name="P4" style:family="paragraph" style:parent-style-name="Standard" style:master-page-name="">
      <style:paragraph-properties fo:margin-left="0.302in" fo:margin-right="0in" fo:text-indent="-0.0937in" style:auto-text-indent="false" style:page-number="auto"/>
    </style:style>
    <style:style style:name="P5" style:family="paragraph" style:parent-style-name="Standard">
      <style:paragraph-properties fo:margin-left="0.302in" fo:margin-right="0in" fo:text-indent="-0.0937in" style:auto-text-indent="false"/>
    </style:style>
    <style:style style:name="P6" style:family="paragraph" style:parent-style-name="Standard" style:master-page-name="">
      <style:paragraph-properties fo:margin-left="-0.0102in" fo:margin-right="0in" fo:text-indent="0.0102in" style:auto-text-indent="false" style:page-number="auto"/>
    </style:style>
    <style:style style:name="P7" style:family="paragraph" style:parent-style-name="Standard">
      <style:paragraph-properties fo:margin-left="-0.0102in" fo:margin-right="0in" fo:text-indent="0.0102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ontroller class (node)</text:p>
      <text:p text:style-name="Standard"/>
      <text:p text:style-name="Standard">vars</text:p>
      <text:p text:style-name="Standard"><text:s text:c="2"/>initializer: boolean – Indicator that this is the point of origin. The top node</text:p>
      <text:p text:style-name="Standard"><text:s text:c="2"/>listensocket: Thandle – Socket used to listen for incoming connections</text:p>
      <text:p text:style-name="Standard"><text:s text:c="2"/>nodes: array of TnetworkControllerChild – An array that holds the child nodes attached to the current controller (A network stub that represents the controller)</text:p>
      <text:p text:style-name="Standard"><text:s text:c="2"/>parent: TnetworkControllerHost – An object to talk to the host</text:p>
      <text:p text:style-name="Standard"/>
      <text:p text:style-name="Standard">methods</text:p>
      <text:p text:style-name="Standard"/>
      <text:p text:style-name="P4">+InitiateNetworkScan(ip, host, password) – Will connect to the given server and start updating it with queues (only called by the main user gui, can be called multiple times)</text:p>
      <text:p text:style-name="P5">+BecomeChildOfNode(ip, host, password) – Will attach the current controller to the provided server and will start sharing queues with the host</text:p>
      <text:p text:style-name="P5">+Execute() – Enter a loop where it listens for incomming connections and messages from already connected childs, or the parent</text:p>
      <text:p text:style-name="P5">+DispatchMessage() – Handle messages received from host and children</text:p>
      <text:p text:style-name="P1"/>
      <text:p text:style-name="P1"/>
      <text:p text:style-name="P3"/>
      <text:p text:style-name="P1"/>
      <text:p text:style-name="Standard"><text:s text:c="2"/></text:p>
      <text:p text:style-name="Standard"/>
      <text:p text:style-name="Standard">has local workers (from 0 to ...)</text:p>
      <text:p text:style-name="Standard">can have multiple remote controllers( nodes) under it</text:p>
      <text:p text:style-name="Standard"/>
      <text:p text:style-name="Standard">a controller class can be a dedicated node, or a pointerscan initiater</text:p>
      <text:p text:style-name="Standard"/>
      <text:p text:style-name="Standard"/>
      <text:p text:style-name="Standard">an initiator (user system with gui) connects to a controller node and feeds it queues</text:p>
      <text:p text:style-name="Standard"/>
      <text:p text:style-name="Standard">an dedicated node connects to a controller class that is expects queues from(master). </text:p>
      <text:p text:style-name="Standard"/>
      <text:p text:style-name="Standard">TscandataUploader class:</text:p>
      <text:p text:style-name="Standard"><text:s text:c="2"/>Thread that uploads scandata files to a TnetworkControllerChild</text:p>
      <text:p text:style-name="Standard"/>
      <text:p text:style-name="Standard">vars</text:p>
      <text:p text:style-name="Standard"><text:s text:c="2"/>-owner: TnetworkControllerChild <text:s/></text:p>
      <text:p text:style-name="Standard"><text:s text:c="2"/>-isDone: boolean <text:s/></text:p>
      <text:p text:style-name="Standard"/>
      <text:p text:style-name="Standard">methods</text:p>
      <text:p text:style-name="Standard"><text:s text:c="2"/>+addFileToUploadQueue( s: stream; mainorrescan: boolean; address: qword)</text:p>
      <text:p text:style-name="Standard"><text:s text:c="2"/>+start(); – starts the uploader (locks the socket's critical section</text:p>
      <text:p text:style-name="Standard"><text:s text:c="2"/>+isDone() – Returns true if the upload has finished</text:p>
      <text:p text:style-name="Standard"/>
      <text:p text:style-name="Standard"/>
      <text:p text:style-name="Standard"/>
      <text:p text:style-name="Standard"><text:soft-page-break/></text:p>
      <text:p text:style-name="P2"/>
      <text:p text:style-name="Standard">TNetworkControllerChild class:</text:p>
      <text:p text:style-name="Standard"><text:s text:c="2"/>A stub for the controller host to transmit data from and to it's children</text:p>
      <text:p text:style-name="Standard"/>
      <text:p text:style-name="Standard">private</text:p>
      <text:p text:style-name="Standard"><text:s text:c="3"/>socket: Thandle – socket for this connection</text:p>
      <text:p text:style-name="Standard"><text:s text:c="3"/>socketcs: TcriticalSection – criticial section to protect the socket from other threads (e.g the scandata uploader)</text:p>
      <text:p text:style-name="Standard"/>
      <text:p text:style-name="Standard"><text:s text:c="3"/>hasStarted: boolean – set to true if the scan has started. When false, files can still be uploaded </text:p>
      <text:p text:style-name="Standard"/>
      <text:p text:style-name="Standard"><text:s text:c="3"/>isTrusted: boolean – If set to false only ever send it one pathqueue element and only give it a new one if you're sure it's done with everything</text:p>
      <text:p text:style-name="Standard"/>
      <text:p text:style-name="Standard"><text:s text:c="3"/>gracefullyTerminated: boolean</text:p>
      <text:p text:style-name="Standard"><text:s text:c="3"/>nontrustedlastpath: TPathQueueElement <text:s/>– If non-trusted this contains the last path it sent</text:p>
      <text:p text:style-name="Standard"><text:s text:c="2"/>terminatingpath:Array of TpathQueueElement – If the child is terminating use this to receive the path queue elements. Only once the child has been confirmed terminated properly (isIdle() or gracefully terminated) <text:s/>the paths will get send to the pathqueue and overflow queue, where it will be sent of to local workers and active children</text:p>
      <text:p text:style-name="Standard"/>
      <text:p text:style-name="Standard"><text:s text:c="2"/>scandatauploader: TscandataUploader – Thread belonging to this child to upload scandata files with</text:p>
      <text:p text:style-name="Standard"><text:s text:c="2"/></text:p>
      <text:p text:style-name="Standard"/>
      <text:p text:style-name="Standard">public</text:p>
      <text:p text:style-name="Standard"><text:s text:c="2"/>+IsIdle() – Returns true if the worker is completely out of paths and all it's workers and nodes are idle too (cached)</text:p>
      <text:p text:style-name="P6"><text:s text:c="2"/>+UploadScanData(s: stream; mainorrescan: boolean; address: qword ) – Spawns a thread that uses the current child socket to transfer the file. During this time the socket should not be touched.</text:p>
      <text:p text:style-name="P7"/>
      <text:p text:style-name="Standard"><text:s text:c="2"/>+StartScan(scancontroller) –Launches the workers of the child with the parameters of the initiating scancontroller. (Call it after all UploadScanData commands have finished)</text:p>
      <text:p text:style-name="Standard"><text:s text:c="2"/>+GetPathQueueLength(): integer – Returns the current amount of paths the worker has in it's queue (and overflowqueue)</text:p>
      <text:p text:style-name="Standard"><text:s text:c="2"/>+SendPaths(paths: Array of TpathQueueElement) – Sends the given paths to the worker</text:p>
      <text:p text:style-name="Standard"><text:s text:c="2"/>+GetPaths(max: integer): integer – Requests the specified amount of paths from the worker. Returns the number of paths it actually received</text:p>
      <text:p text:style-name="Standard"><text:s text:c="2"/>+GetSocketHandle() – Used by the scancontroller to wait for messages</text:p>
      <text:p text:style-name="Standard"><text:s text:c="2"/>+ReleaseSocketHandle()</text:p>
      <text:p text:style-name="Standard"><text:s text:c="2"/>+GetStats() – Get statistics like nr of threads, paths/second. (children should call this on their own children as well and combine them all into one before returning)</text:p>
      <text:p text:style-name="Standard"/>
      <text:p text:style-name="Standard"/>
      <text:p text:style-name="Standard">TnetworkControllerHost class:</text:p>
      <text:p text:style-name="Standard"><text:s text:c="2"/>A stub for the controller child to transmit data from and to it's parent</text:p>
      <text:p text:style-name="Standard"/>
      <text:p text:style-name="Standard">private</text:p>
      <text:p text:style-name="Standard"><text:s text:c="2"/>s: Tsocket;</text:p>
      <text:p text:style-name="Standard"><text:soft-page-break/><text:s text:c="2"/>scs: TcriticalSection – Critical section to protect against crosstalk. (e.g UploadResults can get called multiple times at the same time by local workers and the local scancontroller when it has to dispatch the results it just received from a child)</text:p>
      <text:p text:style-name="Standard"><text:s text:c="2"/></text:p>
      <text:p text:style-name="Standard">public</text:p>
      <text:p text:style-name="Standard"><text:s text:c="2"/>AmITrusted() – Returns true if the hosts trust the child</text:p>
      <text:p text:style-name="Standard"><text:s text:c="2"/>SendPaths(paths: array of TpathQueueElement) – Sends the given paths to the controller. If the child is untrusted this will fail, the child has to do ALL the spawned paths itself (or it's own children have to do that)</text:p>
      <text:p text:style-name="Standard"><text:s text:c="2"/>GetPaths(max: integer): integer – Requests the specified amount of paths from the worker. Returns the number of paths it actually received. If the child is not trusted this will return 0 addresses. The host will give it the path and that's it </text:p>
      <text:p text:style-name="Standard"><text:s text:c="3"/>GoingToTerminate() – Terminates the current scan. If the child was untrusted it becomes semi trusted so it can use SendPaths to send it's paths to the server. Once it has been confirmed the child is idle by the host it will save the paths it has received and share them with the other children</text:p>
      <text:p text:style-name="Standard"><text:s text:c="2"/>UploadResults(s: compressedstream) – Uploads the current paths with a valid result. The host will either sendf it to it's own host, or write the results to disk (after decompressing it)</text:p>
      <text:p text:style-name="Standard"><text:s text:c="2"/>GetSocketHandle() – Used by the scancontroller to wait for messag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Heijnen</meta:initial-creator>
    <meta:creation-date>2014-09-24T12:14:51.81</meta:creation-date>
    <dc:date>2014-09-25T20:09:52.99</dc:date>
    <dc:creator>Eric Heijnen</dc:creator>
    <meta:editing-duration>P1DT6H55M22S</meta:editing-duration>
    <meta:editing-cycles>36</meta:editing-cycles>
    <meta:generator>OpenOffice/4.1.1$Win32 OpenOffice.org_project/411m6$Build-9775</meta:generator>
    <meta:document-statistic meta:table-count="0" meta:image-count="0" meta:object-count="0" meta:page-count="3" meta:paragraph-count="61" meta:word-count="811" meta:character-count="5255"/>
  </office:meta>
</office:document-meta>
</file>